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2.29cm" fo:min-width="4.961cm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2.29cm" fo:min-width="4.961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2.29cm" fo:min-width="4.961cm"/>
    </style:style>
    <style:style style:name="gr4" style:family="graphic" style:parent-style-name="objectwithoutfill">
      <style:graphic-properties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style:use-window-font-color="true" fo:font-weight="bold" style:font-weight-asian="bold" style:font-weight-complex="bold"/>
    </style:style>
    <style:style style:name="P3" style:family="paragraph">
      <loext:graphic-properties draw:fill-color="#0066cc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420e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2.54cm" svg:x="16.931cm" svg:y="5.865cm">
          <text:p text:style-name="P1"><text:span text:style-name="T1">Ens</text:span><text:span text:style-name="T1">emb</text:span><text:span text:style-name="T1">le</text:span></text:p>
          <text:p text:style-name="P1"><text:span text:style-name="T1">Evol</text:span><text:span text:style-name="T1">ver</text:span></text:p>
          <text:p text:style-name="P1"><text:span text:style-name="T1">Trai</text:span><text:span text:style-name="T1">nab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1cm" svg:height="2.54cm" svg:x="16.878cm" svg:y="10.265cm">
          <text:p text:style-name="P1"><text:span text:style-name="T1"/></text:p>
          <text:p text:style-name="P1"><text:span text:style-name="T1">Ens. Evolver</text:span></text:p>
          <text:p text:style-name="P1"><text:span text:style-name="T1">Experiment</text:span></text:p>
          <text:p text:style-name="P1"><text:span text:style-name="T1">Runn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2.54cm" svg:x="9.702cm" svg:y="5.865cm">
          <text:p text:style-name="P1"><text:span text:style-name="T2">Storage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2.54cm" svg:x="16.931cm" svg:y="1.577cm">
          <text:p text:style-name="P1"><text:span text:style-name="T2">Ensemble </text:span></text:p>
          <text:p text:style-name="P1"><text:span text:style-name="T2">Evolv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7.164cm" svg:y1="2.848cm" svg:x2="7.688cm" svg:y2="2.866cm">
          <text:p/>
        </draw:line>
        <draw:line draw:style-name="gr4" draw:text-style-name="P5" draw:layer="layout" svg:x1="19.622cm" svg:y1="6.01cm" svg:x2="19.622cm" svg:y2="3.978cm">
          <text:p/>
        </draw:line>
        <draw:line draw:style-name="gr4" draw:text-style-name="P5" draw:layer="layout" svg:x1="19.622cm" svg:y1="10.33cm" svg:x2="19.622cm" svg:y2="8.298cm">
          <text:p/>
        </draw:line>
        <draw:custom-shape draw:style-name="gr2" draw:text-style-name="P3" draw:layer="layout" svg:width="5.461cm" svg:height="2.54cm" svg:x="2.178cm" svg:y="5.895cm">
          <text:p text:style-name="P1"><text:span text:style-name="T2">Console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2.54cm" svg:x="2.178cm" svg:y="1.64cm">
          <text:p text:style-name="P1"><text:span text:style-name="T2">Ensemble</text:span></text:p>
          <text:p text:style-name="P1"><text:span text:style-name="T2">Evaluato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722cm" svg:y1="6.031cm" svg:x2="4.722cm" svg:y2="3.999cm">
          <text:p/>
        </draw:line>
        <draw:line draw:style-name="gr4" draw:text-style-name="P5" draw:layer="layout" svg:x1="17.185cm" svg:y1="7.048cm" svg:x2="15.153cm" svg:y2="7.048cm">
          <text:p/>
        </draw:line>
        <draw:line draw:style-name="gr4" draw:text-style-name="P5" draw:layer="layout" svg:x1="7.434cm" svg:y1="4.136cm" svg:x2="9.847cm" svg:y2="5.7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31:50.570588527</meta:creation-date>
    <dc:date>2018-09-19T12:50:09.660580706</dc:date>
    <meta:editing-duration>PT4H41M57S</meta:editing-duration>
    <meta:editing-cycles>17</meta:editing-cycles>
    <meta:generator>LibreOffice/5.1.6.2$Linux_X86_64 LibreOffice_project/10m0$Build-2</meta:generator>
    <meta:document-statistic meta:object-count="12"/>
  </office:meta>
</office:document-meta>
</file>